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c7e" officeooo:paragraph-rsid="00147c7e"/>
    </style:style>
    <style:style style:name="P2" style:family="paragraph" style:parent-style-name="Standard">
      <style:text-properties style:font-name="Courier 10 Pitch" fo:font-size="8pt" officeooo:rsid="0015ad8b" officeooo:paragraph-rsid="0015ad8b" style:font-size-asian="8pt" style:font-size-complex="8pt"/>
    </style:style>
    <style:style style:name="P3" style:family="paragraph" style:parent-style-name="Standard">
      <style:text-properties style:font-name="Courier 10 Pitch" fo:font-size="8pt" officeooo:rsid="0015ad8b" officeooo:paragraph-rsid="00168a1d" style:font-size-asian="8pt" style:font-size-complex="8pt"/>
    </style:style>
    <style:style style:name="P4" style:family="paragraph" style:parent-style-name="Standard">
      <style:text-properties style:font-name="Courier 10 Pitch" fo:font-size="8pt" officeooo:rsid="0015ad8b" officeooo:paragraph-rsid="001769d0" style:font-size-asian="8pt" style:font-size-complex="8pt"/>
    </style:style>
    <style:style style:name="P5" style:family="paragraph" style:parent-style-name="Standard">
      <style:text-properties style:font-name="Courier 10 Pitch" fo:font-size="8pt" officeooo:rsid="0015ad8b" officeooo:paragraph-rsid="00179afb" style:font-size-asian="8pt" style:font-size-complex="8pt"/>
    </style:style>
    <style:style style:name="P6" style:family="paragraph" style:parent-style-name="Standard">
      <style:text-properties style:font-name="Courier 10 Pitch" fo:font-size="8pt" officeooo:rsid="0018f480" officeooo:paragraph-rsid="0018f480" style:font-size-asian="8pt" style:font-size-complex="8pt"/>
    </style:style>
    <style:style style:name="P7" style:family="paragraph" style:parent-style-name="Standard">
      <style:text-properties style:font-name="Courier 10 Pitch" fo:font-size="8pt" officeooo:rsid="0018f480" officeooo:paragraph-rsid="001d420c" style:font-size-asian="8pt" style:font-size-complex="8pt"/>
    </style:style>
    <style:style style:name="P8" style:family="paragraph" style:parent-style-name="Standard">
      <style:text-properties style:font-name="Courier 10 Pitch" fo:font-size="8pt" officeooo:rsid="0018f480" officeooo:paragraph-rsid="001ea5a0" style:font-size-asian="8pt" style:font-size-complex="8pt"/>
    </style:style>
    <style:style style:name="P9" style:family="paragraph" style:parent-style-name="Standard">
      <style:text-properties style:font-name="Courier 10 Pitch" fo:font-size="8pt" officeooo:rsid="001fdf94" officeooo:paragraph-rsid="001fdf94" style:font-size-asian="8pt" style:font-size-complex="8pt"/>
    </style:style>
    <style:style style:name="P10" style:family="paragraph" style:parent-style-name="Standard">
      <style:text-properties style:font-name="Courier 10 Pitch" fo:font-size="8pt" officeooo:rsid="001fdf94" officeooo:paragraph-rsid="00217e0e" style:font-size-asian="8pt" style:font-size-complex="8pt"/>
    </style:style>
    <style:style style:name="P11" style:family="paragraph" style:parent-style-name="Standard">
      <style:text-properties style:font-name="Courier 10 Pitch" fo:font-size="8pt" officeooo:rsid="001fdf94" officeooo:paragraph-rsid="0023d4f8" style:font-size-asian="8pt" style:font-size-complex="8pt"/>
    </style:style>
    <style:style style:name="P12" style:family="paragraph" style:parent-style-name="Standard">
      <style:text-properties style:font-name="Courier 10 Pitch" fo:font-size="8pt" officeooo:rsid="001fdf94" officeooo:paragraph-rsid="0028dc0f" style:font-size-asian="8pt" style:font-size-complex="8pt"/>
    </style:style>
    <style:style style:name="P13" style:family="paragraph" style:parent-style-name="Standard">
      <style:text-properties style:font-name="Courier 10 Pitch" fo:font-size="8pt" officeooo:rsid="001fdf94" officeooo:paragraph-rsid="002b4fdc" style:font-size-asian="8pt" style:font-size-complex="8pt"/>
    </style:style>
    <style:style style:name="P14" style:family="paragraph" style:parent-style-name="Standard">
      <style:text-properties style:font-name="Courier 10 Pitch" fo:font-size="8pt" officeooo:rsid="002d2d9e" officeooo:paragraph-rsid="002d2d9e" style:font-size-asian="8pt" style:font-size-complex="8pt"/>
    </style:style>
    <style:style style:name="P15" style:family="paragraph" style:parent-style-name="Standard">
      <style:text-properties style:font-name="Courier 10 Pitch" fo:font-size="8pt" officeooo:rsid="002d2d9e" officeooo:paragraph-rsid="002ea2dc" style:font-size-asian="8pt" style:font-size-complex="8pt"/>
    </style:style>
    <style:style style:name="P16" style:family="paragraph" style:parent-style-name="Standard">
      <style:text-properties style:font-name="Courier 10 Pitch" fo:font-size="8pt" fo:font-weight="bold" officeooo:rsid="0018f480" officeooo:paragraph-rsid="001d420c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Courier 10 Pitch" fo:font-size="8pt" fo:font-weight="bold" officeooo:rsid="0018f480" officeooo:paragraph-rsid="001ea5a0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Courier 10 Pitch" fo:font-size="8pt" fo:font-weight="bold" officeooo:rsid="001fdf94" officeooo:paragraph-rsid="001fdf94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Courier 10 Pitch" fo:font-size="8pt" fo:font-weight="bold" officeooo:rsid="001fdf94" officeooo:paragraph-rsid="00217e0e" style:font-size-asian="8pt" style:font-weight-asian="bold" style:font-size-complex="8pt" style:font-weight-complex="bold"/>
    </style:style>
    <style:style style:name="P20" style:family="paragraph" style:parent-style-name="Standard">
      <style:text-properties style:font-name="Courier 10 Pitch" fo:font-size="8pt" fo:font-weight="bold" officeooo:rsid="001fdf94" officeooo:paragraph-rsid="0028dc0f" style:font-size-asian="8pt" style:font-weight-asian="bold" style:font-size-complex="8pt" style:font-weight-complex="bold"/>
    </style:style>
    <style:style style:name="P21" style:family="paragraph" style:parent-style-name="Standard">
      <style:text-properties style:font-name="Courier 10 Pitch" fo:font-size="8pt" fo:font-weight="bold" officeooo:rsid="001fdf94" officeooo:paragraph-rsid="002b4fdc" style:font-size-asian="8pt" style:font-weight-asian="bold" style:font-size-complex="8pt" style:font-weight-complex="bold"/>
    </style:style>
    <style:style style:name="P22" style:family="paragraph" style:parent-style-name="Standard">
      <style:text-properties style:font-name="Courier 10 Pitch" fo:font-size="8pt" fo:font-weight="bold" officeooo:rsid="002d2d9e" officeooo:paragraph-rsid="002d2d9e" style:font-size-asian="8pt" style:font-weight-asian="bold" style:font-size-complex="8pt" style:font-weight-complex="bold"/>
    </style:style>
    <style:style style:name="P23" style:family="paragraph" style:parent-style-name="Standard">
      <style:text-properties fo:font-size="8pt" officeooo:rsid="00147c7e" officeooo:paragraph-rsid="00147c7e" style:font-size-asian="8pt" style:font-size-complex="8pt"/>
    </style:style>
    <style:style style:name="P24" style:family="paragraph" style:parent-style-name="Standard">
      <style:text-properties fo:font-size="8pt" officeooo:rsid="00147c7e" officeooo:paragraph-rsid="001a2f80" style:font-size-asian="8pt" style:font-size-complex="8pt"/>
    </style:style>
    <style:style style:name="P25" style:family="paragraph" style:parent-style-name="Standard">
      <style:text-properties fo:font-size="8pt" officeooo:rsid="0015ad8b" officeooo:paragraph-rsid="0015ad8b" style:font-size-asian="8pt" style:font-size-complex="8pt"/>
    </style:style>
    <style:style style:name="P26" style:family="paragraph" style:parent-style-name="Standard">
      <style:text-properties fo:font-size="8pt" officeooo:rsid="00168a1d" officeooo:paragraph-rsid="00168a1d" style:font-size-asian="8pt" style:font-size-complex="8pt"/>
    </style:style>
    <style:style style:name="P27" style:family="paragraph" style:parent-style-name="Standard">
      <style:text-properties fo:font-size="8pt" officeooo:rsid="001769d0" officeooo:paragraph-rsid="001769d0" style:font-size-asian="8pt" style:font-size-complex="8pt"/>
    </style:style>
    <style:style style:name="P28" style:family="paragraph" style:parent-style-name="Standard">
      <style:text-properties fo:font-size="8pt" officeooo:rsid="00179afb" officeooo:paragraph-rsid="00179afb" style:font-size-asian="8pt" style:font-size-complex="8pt"/>
    </style:style>
    <style:style style:name="P29" style:family="paragraph" style:parent-style-name="Standard">
      <style:text-properties fo:font-size="8pt" officeooo:rsid="001a2f80" officeooo:paragraph-rsid="001a2f80" style:font-size-asian="8pt" style:font-size-complex="8pt"/>
    </style:style>
    <style:style style:name="P30" style:family="paragraph" style:parent-style-name="Standard">
      <style:text-properties fo:font-size="8pt" officeooo:rsid="001ae370" officeooo:paragraph-rsid="001ae370" style:font-size-asian="8pt" style:font-size-complex="8pt"/>
    </style:style>
    <style:style style:name="P31" style:family="paragraph" style:parent-style-name="Standard">
      <style:text-properties fo:font-size="8pt" officeooo:rsid="001cc09e" officeooo:paragraph-rsid="001cc09e" style:font-size-asian="8pt" style:font-size-complex="8pt"/>
    </style:style>
    <style:style style:name="P32" style:family="paragraph" style:parent-style-name="Standard">
      <style:text-properties fo:font-size="8pt" officeooo:rsid="00217e0e" officeooo:paragraph-rsid="00217e0e" style:font-size-asian="8pt" style:font-size-complex="8pt"/>
    </style:style>
    <style:style style:name="P33" style:family="paragraph" style:parent-style-name="Standard">
      <style:text-properties fo:font-size="8pt" officeooo:rsid="00217e0e" officeooo:paragraph-rsid="002b4fdc" style:font-size-asian="8pt" style:font-size-complex="8pt"/>
    </style:style>
    <style:style style:name="P34" style:family="paragraph" style:parent-style-name="Standard">
      <style:text-properties style:font-name="Verdana1" fo:font-size="8pt" officeooo:rsid="00179afb" officeooo:paragraph-rsid="00179afb" style:font-size-asian="8pt" style:font-size-complex="8pt"/>
    </style:style>
    <style:style style:name="P35" style:family="paragraph" style:parent-style-name="Standard">
      <style:text-properties style:font-name="Verdana1" fo:font-size="8pt" officeooo:rsid="0018f480" officeooo:paragraph-rsid="0018f480" style:font-size-asian="8pt" style:font-size-complex="8pt"/>
    </style:style>
    <style:style style:name="P36" style:family="paragraph" style:parent-style-name="Standard">
      <style:text-properties style:font-name="Verdana1" fo:font-size="8pt" officeooo:rsid="001a0e78" officeooo:paragraph-rsid="001a0e78" style:font-size-asian="8pt" style:font-size-complex="8pt"/>
    </style:style>
    <style:style style:name="P37" style:family="paragraph" style:parent-style-name="Standard">
      <style:text-properties style:font-name="Verdana1" fo:font-size="8pt" officeooo:rsid="001d420c" officeooo:paragraph-rsid="001d420c" style:font-size-asian="8pt" style:font-size-complex="8pt"/>
    </style:style>
    <style:style style:name="P38" style:family="paragraph" style:parent-style-name="Standard">
      <style:text-properties style:font-name="Verdana1" fo:font-size="8pt" officeooo:rsid="0022a346" officeooo:paragraph-rsid="0022a346" style:font-size-asian="8pt" style:font-size-complex="8pt"/>
    </style:style>
    <style:style style:name="P39" style:family="paragraph" style:parent-style-name="Standard">
      <style:text-properties style:font-name="Verdana1" fo:font-size="8pt" officeooo:rsid="00265e77" officeooo:paragraph-rsid="00265e77" style:font-size-asian="8pt" style:font-size-complex="8pt"/>
    </style:style>
    <style:style style:name="P40" style:family="paragraph" style:parent-style-name="Standard">
      <style:text-properties style:font-name="Verdana1" fo:font-size="8pt" officeooo:rsid="0028dc0f" officeooo:paragraph-rsid="0028dc0f" style:font-size-asian="8pt" style:font-size-complex="8pt"/>
    </style:style>
    <style:style style:name="P41" style:family="paragraph" style:parent-style-name="Standard">
      <style:text-properties style:font-name="Verdana1" fo:font-size="8pt" officeooo:rsid="002b6b01" officeooo:paragraph-rsid="002b6b01" style:font-size-asian="8pt" style:font-size-complex="8pt"/>
    </style:style>
    <style:style style:name="P42" style:family="paragraph" style:parent-style-name="Standard">
      <style:text-properties style:font-name="Verdana1" fo:font-size="8pt" officeooo:rsid="002d2d9e" officeooo:paragraph-rsid="002d2d9e" style:font-size-asian="8pt" style:font-size-complex="8pt"/>
    </style:style>
    <style:style style:name="P43" style:family="paragraph" style:parent-style-name="Standard">
      <style:text-properties style:font-name="Verdana1" fo:font-size="8pt" officeooo:rsid="002defa6" officeooo:paragraph-rsid="002defa6" style:font-size-asian="8pt" style:font-size-complex="8pt"/>
    </style:style>
    <style:style style:name="P44" style:family="paragraph" style:parent-style-name="Standard">
      <style:text-properties style:font-name="Verdana1" fo:font-size="8pt" officeooo:rsid="002ea2dc" officeooo:paragraph-rsid="002ea2dc" style:font-size-asian="8pt" style:font-size-complex="8pt"/>
    </style:style>
    <style:style style:name="P45" style:family="paragraph" style:parent-style-name="Standard">
      <style:text-properties style:font-name="Verdana1" fo:font-size="8pt" officeooo:rsid="0033183a" officeooo:paragraph-rsid="0033183a" style:font-size-asian="8pt" style:font-size-complex="8pt"/>
    </style:style>
    <style:style style:name="P46" style:family="paragraph" style:parent-style-name="Standard">
      <style:text-properties style:font-name="Verdana1" fo:font-size="8pt" fo:font-weight="bold" officeooo:rsid="001d420c" officeooo:paragraph-rsid="001d420c" style:font-size-asian="8pt" style:font-weight-asian="bold" style:font-size-complex="8pt" style:font-weight-complex="bold"/>
    </style:style>
    <style:style style:name="P47" style:family="paragraph" style:parent-style-name="Standard">
      <style:text-properties style:font-name="Verdana1" fo:font-size="8pt" fo:font-weight="bold" officeooo:rsid="0022a346" officeooo:paragraph-rsid="0022a346" style:font-size-asian="8pt" style:font-weight-asian="bold" style:font-size-complex="8pt" style:font-weight-complex="bold"/>
    </style:style>
    <style:style style:name="P48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3183a" officeooo:paragraph-rsid="0033183a" style:font-size-asian="8pt" style:font-size-complex="8pt"/>
    </style:style>
    <style:style style:name="P49" style:family="paragraph" style:parent-style-name="Standard">
      <style:text-properties fo:color="#800000" fo:font-size="8pt" officeooo:rsid="001cc09e" officeooo:paragraph-rsid="0028dc0f" style:font-size-asian="8pt" style:font-size-complex="8pt"/>
    </style:style>
    <style:style style:name="P50" style:family="paragraph" style:parent-style-name="Standard">
      <style:text-properties fo:color="#800000" fo:font-size="8pt" officeooo:rsid="002d2d9e" officeooo:paragraph-rsid="002d2d9e" style:font-size-asian="8pt" style:font-size-complex="8pt"/>
    </style:style>
    <style:style style:name="P51" style:family="paragraph" style:parent-style-name="Standard">
      <style:text-properties fo:color="#800000" style:font-name="Courier 10 Pitch" fo:font-size="8pt" officeooo:rsid="002d2d9e" officeooo:paragraph-rsid="002d2d9e" style:font-size-asian="8pt" style:font-size-complex="8pt"/>
    </style:style>
    <style:style style:name="P52" style:family="paragraph" style:parent-style-name="Standard">
      <style:text-properties style:text-line-through-style="none" style:text-line-through-type="none" style:font-name="Verdana1" fo:font-size="8pt" style:text-underline-style="none" officeooo:rsid="00300d36" officeooo:paragraph-rsid="00300d36" style:font-size-asian="8pt" style:font-size-complex="8pt"/>
    </style:style>
    <style:style style:name="P53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00d36" style:font-size-asian="8pt" style:font-size-complex="8pt"/>
    </style:style>
    <style:style style:name="P54" style:family="paragraph" style:parent-style-name="Standard">
      <style:text-properties style:text-line-through-style="none" style:text-line-through-type="none" style:font-name="Courier 10 Pitch" fo:font-size="8pt" style:text-underline-style="none" fo:font-weight="bold" officeooo:rsid="002d2d9e" officeooo:paragraph-rsid="00300d36" style:font-size-asian="8pt" style:font-weight-asian="bold" style:font-size-complex="8pt" style:font-weight-complex="bold"/>
    </style:style>
    <style:style style:name="P55" style:family="paragraph" style:parent-style-name="Standard">
      <style:text-properties fo:color="#800000" style:font-name="Verdana1" fo:font-size="8pt" officeooo:rsid="0028dc0f" officeooo:paragraph-rsid="0028dc0f" style:font-size-asian="8pt" style:font-size-complex="8pt"/>
    </style:style>
    <style:style style:name="P56" style:family="paragraph" style:parent-style-name="Standard">
      <style:text-properties fo:color="#800000" style:font-name="Verdana1" fo:font-size="8pt" officeooo:rsid="00300d36" officeooo:paragraph-rsid="00300d36" style:font-size-asian="8pt" style:font-size-complex="8pt"/>
    </style:style>
    <style:style style:name="P57" style:family="paragraph" style:parent-style-name="Standard">
      <style:text-properties fo:color="#800000" style:font-name="Verdana1" fo:font-size="8pt" officeooo:rsid="0038e99a" officeooo:paragraph-rsid="0038e99a" style:font-size-asian="8pt" style:font-size-complex="8pt"/>
    </style:style>
    <style:style style:name="P58" style:family="paragraph" style:parent-style-name="Standard">
      <style:text-properties fo:color="#800000" style:font-name="Courier 10 Pitch" fo:font-size="8pt" fo:font-weight="bold" officeooo:rsid="003dfc99" officeooo:paragraph-rsid="003dfc99" style:font-size-asian="8pt" style:font-weight-asian="bold" style:font-size-complex="8pt" style:font-weight-complex="bold"/>
    </style:style>
    <style:style style:name="P59" style:family="paragraph" style:parent-style-name="Standard">
      <style:text-properties style:font-name="Verdana1" fo:font-size="8pt" style:text-underline-style="solid" style:text-underline-type="double" style:text-underline-width="auto" style:text-underline-color="font-color" officeooo:rsid="003c80f4" officeooo:paragraph-rsid="003c80f4" style:font-size-asian="8pt" style:font-size-complex="8pt"/>
    </style:style>
    <style:style style:name="P60" style:family="paragraph" style:parent-style-name="Standard">
      <style:text-properties style:font-name="Verdana1" fo:font-size="8pt" style:text-underline-style="none" officeooo:rsid="0033fb59" officeooo:paragraph-rsid="0033fb59" style:font-size-asian="8pt" style:font-size-complex="8pt"/>
    </style:style>
    <style:style style:name="P61" style:family="paragraph" style:parent-style-name="Standard">
      <style:text-properties style:font-name="Verdana1" fo:font-size="8pt" style:text-underline-style="none" officeooo:rsid="00348387" officeooo:paragraph-rsid="00348387" style:font-size-asian="8pt" style:font-size-complex="8pt"/>
    </style:style>
    <style:style style:name="P62" style:family="paragraph" style:parent-style-name="Standard">
      <style:text-properties style:font-name="Verdana1" fo:font-size="8pt" style:text-underline-style="none" officeooo:rsid="0037e5dc" officeooo:paragraph-rsid="0037e5dc" style:font-size-asian="8pt" style:font-size-complex="8pt"/>
    </style:style>
    <style:style style:name="P63" style:family="paragraph" style:parent-style-name="Standard">
      <style:text-properties style:font-name="Verdana1" fo:font-size="8pt" officeooo:rsid="0038e99a" officeooo:paragraph-rsid="0038e99a" style:font-size-asian="8pt" style:font-size-complex="8pt"/>
    </style:style>
    <style:style style:name="P64" style:family="paragraph" style:parent-style-name="Standard">
      <style:text-properties style:font-name="Verdana1" fo:font-size="8pt" officeooo:rsid="003c7300" officeooo:paragraph-rsid="003c7300" style:font-size-asian="8pt" style:font-size-complex="8pt"/>
    </style:style>
    <style:style style:name="P65" style:family="paragraph" style:parent-style-name="Standard">
      <style:text-properties style:font-name="Verdana1" fo:font-size="8pt" officeooo:rsid="003c80f4" officeooo:paragraph-rsid="003c80f4" style:font-size-asian="8pt" style:font-size-complex="8pt"/>
    </style:style>
    <style:style style:name="P66" style:family="paragraph" style:parent-style-name="Standard">
      <style:text-properties style:font-name="Verdana1" fo:font-size="8pt" officeooo:rsid="002b6b01" officeooo:paragraph-rsid="002b6b01" style:font-size-asian="8pt" style:font-size-complex="8pt"/>
    </style:style>
    <style:style style:name="P67" style:family="paragraph" style:parent-style-name="Standard">
      <style:text-properties style:font-name="Verdana1" fo:font-size="8pt" officeooo:rsid="003de636" officeooo:paragraph-rsid="003de636" style:font-size-asian="8pt" style:font-size-complex="8pt"/>
    </style:style>
    <style:style style:name="P68" style:family="paragraph" style:parent-style-name="Standard">
      <style:text-properties style:font-name="Verdana1" fo:font-size="8pt" officeooo:rsid="003dfc99" officeooo:paragraph-rsid="003dfc99" style:font-size-asian="8pt" style:font-size-complex="8pt"/>
    </style:style>
    <style:style style:name="P69" style:family="paragraph" style:parent-style-name="Standard">
      <style:text-properties style:font-name="Verdana1" fo:font-size="8pt" officeooo:rsid="003faf81" officeooo:paragraph-rsid="003faf81" style:font-size-asian="8pt" style:font-size-complex="8pt"/>
    </style:style>
    <style:style style:name="P70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3fb59" style:font-size-asian="8pt" style:font-size-complex="8pt"/>
    </style:style>
    <style:style style:name="P71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48387" style:font-size-asian="8pt" style:font-size-complex="8pt"/>
    </style:style>
    <style:style style:name="P72" style:family="paragraph" style:parent-style-name="Standard">
      <style:text-properties style:text-line-through-style="none" style:text-line-through-type="none" style:font-name="Courier 10 Pitch" fo:font-size="8pt" style:text-underline-style="none" officeooo:rsid="002d2d9e" officeooo:paragraph-rsid="0037e5dc" style:font-size-asian="8pt" style:font-size-complex="8pt"/>
    </style:style>
    <style:style style:name="P73" style:family="paragraph" style:parent-style-name="Standard">
      <style:text-properties style:font-name="Courier 10 Pitch" fo:font-size="8pt" officeooo:rsid="0038e99a" officeooo:paragraph-rsid="0038e99a" style:font-size-asian="8pt" style:font-size-complex="8pt"/>
    </style:style>
    <style:style style:name="P74" style:family="paragraph" style:parent-style-name="Standard">
      <style:text-properties style:font-name="Courier 10 Pitch" fo:font-size="8pt" officeooo:rsid="0039fc5f" officeooo:paragraph-rsid="0039fc5f" style:font-size-asian="8pt" style:font-size-complex="8pt"/>
    </style:style>
    <style:style style:name="P75" style:family="paragraph" style:parent-style-name="Standard">
      <style:text-properties style:font-name="Courier 10 Pitch" fo:font-size="8pt" officeooo:rsid="003b04eb" officeooo:paragraph-rsid="003b04eb" style:font-size-asian="8pt" style:font-size-complex="8pt"/>
    </style:style>
    <style:style style:name="P76" style:family="paragraph" style:parent-style-name="Standard">
      <style:text-properties style:font-name="Courier 10 Pitch" fo:font-size="8pt" officeooo:rsid="003c6282" officeooo:paragraph-rsid="003c6282" style:font-size-asian="8pt" style:font-size-complex="8pt"/>
    </style:style>
    <style:style style:name="P77" style:family="paragraph" style:parent-style-name="Standard">
      <style:text-properties style:font-name="Courier 10 Pitch" fo:font-size="8pt" officeooo:rsid="003c7300" officeooo:paragraph-rsid="003c7300" style:font-size-asian="8pt" style:font-size-complex="8pt"/>
    </style:style>
    <style:style style:name="P78" style:family="paragraph" style:parent-style-name="Standard">
      <style:text-properties style:font-name="Courier 10 Pitch" fo:font-size="8pt" officeooo:rsid="003de636" officeooo:paragraph-rsid="003de636" style:font-size-asian="8pt" style:font-size-complex="8pt"/>
    </style:style>
    <style:style style:name="P79" style:family="paragraph" style:parent-style-name="Standard">
      <style:text-properties style:font-name="Courier 10 Pitch" fo:font-size="8pt" officeooo:rsid="003dfc99" officeooo:paragraph-rsid="003dfc99" style:font-size-asian="8pt" style:font-size-complex="8pt"/>
    </style:style>
    <style:style style:name="P80" style:family="paragraph" style:parent-style-name="Standard">
      <style:text-properties style:font-name="Courier 10 Pitch" fo:font-size="8pt" officeooo:rsid="003eb92f" officeooo:paragraph-rsid="003eb92f" style:font-size-asian="8pt" style:font-size-complex="8pt"/>
    </style:style>
    <style:style style:name="P81" style:family="paragraph" style:parent-style-name="Standard">
      <style:text-properties style:font-name="Courier 10 Pitch" fo:font-size="8pt" officeooo:rsid="0015ad8b" officeooo:paragraph-rsid="00179afb" style:font-size-asian="8pt" style:font-size-complex="8pt"/>
    </style:style>
    <style:style style:name="P82" style:family="paragraph" style:parent-style-name="Standard">
      <style:text-properties style:font-name="Verdana1" fo:font-size="8pt" officeooo:rsid="003dfc99" officeooo:paragraph-rsid="003dfc99" style:font-size-asian="8pt" style:font-size-complex="8pt"/>
    </style:style>
    <style:style style:name="P83" style:family="paragraph" style:parent-style-name="Standard">
      <style:text-properties style:font-name="Verdana1" fo:font-size="8pt" officeooo:rsid="003eb92f" officeooo:paragraph-rsid="003eb92f" style:font-size-asian="8pt" style:font-size-complex="8pt"/>
    </style:style>
    <style:style style:name="P84" style:family="paragraph" style:parent-style-name="Standard">
      <style:text-properties style:font-name="Verdana1" fo:font-size="8pt" officeooo:rsid="003eb92f" officeooo:paragraph-rsid="003f7017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a0e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3d4f8"/>
    </style:style>
    <style:style style:name="T5" style:family="text">
      <style:text-properties style:font-name="Verdana1"/>
    </style:style>
    <style:style style:name="T6" style:family="text">
      <style:text-properties style:font-name="Verdana1" officeooo:rsid="0028dc0f"/>
    </style:style>
    <style:style style:name="T7" style:family="text">
      <style:text-properties officeooo:rsid="002b4fdc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2e8462"/>
    </style:style>
    <style:style style:name="T10" style:family="text">
      <style:text-properties style:font-name="Courier 10 Pitch" officeooo:rsid="003f7017"/>
    </style:style>
    <style:style style:name="T11" style:family="text">
      <style:text-properties officeooo:rsid="0039fc5f"/>
    </style:style>
    <style:style style:name="T12" style:family="text">
      <style:text-properties officeooo:rsid="003b04eb"/>
    </style:style>
    <style:style style:name="T13" style:family="text">
      <style:text-properties officeooo:rsid="003dfc99"/>
    </style:style>
    <style:style style:name="T14" style:family="text">
      <style:text-properties style:font-name="Courier 10 Pitch"/>
    </style:style>
    <style:style style:name="T15" style:family="text">
      <style:text-properties officeooo:rsid="003f70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LINKS:</text:p>
      <text:p text:style-name="P29"/>
      <text:p text:style-name="P24"><text:a xlink:type="simple" xlink:href="http://micropython.org/download#esp8266" text:style-name="Internet_20_link" text:visited-style-name="Visited_20_Internet_20_Link">http://micropython.org/download#esp8266</text:a></text:p>
      <text:p text:style-name="P30"><text:a xlink:type="simple" xlink:href="https://docs.micropython.org/en/latest/esp8266/esp8266/tutorial/intro.html" text:style-name="Internet_20_link" text:visited-style-name="Visited_20_Internet_20_Link">https://docs.micropython.org/en/latest/esp8266/esp8266/tutorial/intro.html</text:a></text:p>
      <text:p text:style-name="P33"><text:a xlink:type="simple" xlink:href="https://github.com/espressif/esptool" text:style-name="Internet_20_link" text:visited-style-name="Visited_20_Internet_20_Link">https://github.com/espressif/esptool</text:a></text:p>
      <text:p text:style-name="P33"><text:a xlink:type="simple" xlink:href="https://github.com/micropython/webrepl" text:style-name="Internet_20_link" text:visited-style-name="Visited_20_Internet_20_Link"><text:span text:style-name="T7">https://github.com/micropython/webrepl</text:span></text:a></text:p>
      <text:p text:style-name="P33"/>
      <text:p text:style-name="P32"/>
      <text:p text:style-name="P32"/>
      <text:p text:style-name="P24"/>
      <text:p text:style-name="P24"/>
      <text:p text:style-name="P29">LIBRARY:</text:p>
      <text:p text:style-name="P29"/>
      <text:p text:style-name="P49">import esp</text:p>
      <text:p text:style-name="P55">import webrepl_setup</text:p>
      <text:p text:style-name="P50"><text:span text:style-name="T6">i</text:span><text:span text:style-name="T5">mport machine</text:span></text:p>
      <text:p text:style-name="P56">import time</text:p>
      <text:p text:style-name="P57">import os</text:p>
      <text:p text:style-name="P57"/>
      <text:p text:style-name="P31"/>
      <text:p text:style-name="P31"/>
      <text:p text:style-name="P23"/>
      <text:p text:style-name="P23">Instalar o firmware</text:p>
      <text:p text:style-name="P23"/>
      <text:p text:style-name="P23"/>
      <text:p text:style-name="P23">Tenho o esp8266-01 <text:s/>e o nodemcu lua com o esp8266-12F. Os firmwares ficam no link:</text:p>
      <text:p text:style-name="P1"><text:a xlink:type="simple" xlink:href="http://micropython.org/download#esp8266" text:style-name="Internet_20_link" text:visited-style-name="Visited_20_Internet_20_Link"><text:span text:style-name="T1">http://micropython.org/download#esp8266</text:span></text:a></text:p>
      <text:p text:style-name="P23"/>
      <text:p text:style-name="P23">Baixei a versão para o nodemcu que possui 4M e a versão de 512K para o esp01.</text:p>
      <text:p text:style-name="P23"/>
      <text:p text:style-name="P25">A versão de 512K possui menos recursos que a outra.</text:p>
      <text:p text:style-name="P25"/>
      <text:p text:style-name="P2">user ~ $ ls Downloads/esp82*</text:p>
      <text:p text:style-name="P2">Downloads/esp8266-20170526-v1.9.bin</text:p>
      <text:p text:style-name="P2">Downloads/esp8266-512k-20170530-v1.9-4-gd5b8825d.bin</text:p>
      <text:p text:style-name="P2">user ~ $ </text:p>
      <text:p text:style-name="P25"/>
      <text:p text:style-name="P25"/>
      <text:p text:style-name="P26">Também é preciso instalar a ferramenta de gravação do firware:</text:p>
      <text:p text:style-name="P26"/>
      <text:p text:style-name="P3">user ~ $ pip install esptool</text:p>
      <text:p text:style-name="P26"/>
      <text:p text:style-name="P26">Ou realizar o upgrade. Pois em versões anteriores ele não consegue detectar automaticamente o tamanho da flash.</text:p>
      <text:p text:style-name="P27"/>
      <text:p text:style-name="P4">user ~ $ pip install –upgrade esptool</text:p>
      <text:p text:style-name="P27"/>
      <text:p text:style-name="P28"/>
      <text:p text:style-name="P28">Limpando a flash</text:p>
      <text:p text:style-name="P28"/>
      <text:p text:style-name="P5">user ~ $ esptool.py --port /dev/ttyUSB0 erase_flash</text:p>
      <text:p text:style-name="P5">esptool.py v1.3</text:p>
      <text:p text:style-name="P5">Connecting....</text:p>
      <text:p text:style-name="P5">Running Cesanta flasher stub...</text:p>
      <text:p text:style-name="P5">Erasing flash (this may take a while)...</text:p>
      <text:p text:style-name="P5">Erase took 4.1 seconds</text:p>
      <text:p text:style-name="P5">user ~ $ </text:p>
      <text:p text:style-name="P28"/>
      <text:p text:style-name="P28"/>
      <text:p text:style-name="P28">Gravando o firware correspondente</text:p>
      <text:p text:style-name="P28"/>
      <text:p text:style-name="P28"/>
      <text:p text:style-name="P5">user ~ $ sudo esptool.py --port /dev/ttyUSB0 --baud 460800 write_flash --flash_size=detect 0 Downloads/esp8266-512k-20170530-v1.9-4-gd5b8825d.bin </text:p>
      <text:p text:style-name="P5">esptool.py v1.3</text:p>
      <text:p text:style-name="P5">Connecting....</text:p>
      <text:p text:style-name="P5">Auto-detected Flash size: 8m</text:p>
      <text:p text:style-name="P5">Running Cesanta flasher stub...</text:p>
      <text:p text:style-name="P5">Flash params set to 0x0020</text:p>
      <text:p text:style-name="P5">Wrote 503808 bytes at 0x0 in 12.1 seconds (333.8 kbit/s)...</text:p>
      <text:p text:style-name="P5">Leaving...</text:p>
      <text:p text:style-name="P5">user ~ $ </text:p>
      <text:p text:style-name="P5"/>
      <text:p text:style-name="P5"/>
      <text:p text:style-name="P68">30/05/2017 FIZ UM TESTE COM RESULTADOS ESTRANHOS!!!</text:p>
      <text:p text:style-name="P68"/>
      <text:p text:style-name="P68"><text:soft-page-break/>Este firware é para 512K. Contudo sei que meu esp8266-01 é uma versão atualizada para 1M. Então tentei gravar o mesmo firmware do nodemcu lua</text:p>
      <text:p text:style-name="P68"/>
      <text:p text:style-name="P79">user ~ $ sudo esptool.py --port /dev/ttyUSB0 --baud 460800 write_flash --flash_size=detect 0 Downloads/esp8266-20170526-v1.9.bin </text:p>
      <text:p text:style-name="P79">esptool.py v1.3</text:p>
      <text:p text:style-name="P79">Connecting....</text:p>
      <text:p text:style-name="P58">Auto-detected Flash size: 8m</text:p>
      <text:p text:style-name="P79">Running Cesanta flasher stub...</text:p>
      <text:p text:style-name="P79">Flash params set to 0x0020</text:p>
      <text:p text:style-name="P79">Wrote 602112 bytes at 0x0 in 14.4 seconds (333.6 kbit/s)...</text:p>
      <text:p text:style-name="P79">Leaving...</text:p>
      <text:p text:style-name="P68"><text:span text:style-name="T8">user ~ $</text:span> </text:p>
      <text:p text:style-name="P68"/>
      <text:p text:style-name="P68"/>
      <text:p text:style-name="P68">Ele detectou como 8MB. Não está certo. É para ele ter 1MB</text:p>
      <text:p text:style-name="P68"/>
      <text:p text:style-name="P83">Humm no comando</text:p>
      <text:p text:style-name="P83"/>
      <text:p text:style-name="P80">&gt;&gt;&gt; esp.flash_size()</text:p>
      <text:p text:style-name="P80">1048576</text:p>
      <text:p text:style-name="P80">&gt;&gt;&gt; </text:p>
      <text:p text:style-name="P83"/>
      <text:p text:style-name="P84">Ele mostrou a qtd certa.</text:p>
      <text:p text:style-name="P84"><text:span text:style-name="T10"/></text:p>
      <text:p text:style-name="P84"><text:span text:style-name="T15">DEU CERTO</text:span><text:span text:style-name="T10"> </text:span></text:p>
      <text:p text:style-name="P5"/>
      <text:p text:style-name="P5"/>
      <text:p text:style-name="P28"/>
      <text:p text:style-name="P28">Usando o software picocom é possível entrar no prompt do micropython</text:p>
      <text:p text:style-name="P28"/>
      <text:p text:style-name="P5">user ~ $ picocom /dev/ttyUSB0 <text:s/>-b115200</text:p>
      <text:p text:style-name="P5">picocom v1.7</text:p>
      <text:p text:style-name="P5"/>
      <text:p text:style-name="P5">port is <text:s text:c="7"/>: /dev/ttyUSB0</text:p>
      <text:p text:style-name="P5">flowcontrol <text:s text:c="3"/>: none</text:p>
      <text:p text:style-name="P5">baudrate is <text:s text:c="3"/>: 115200</text:p>
      <text:p text:style-name="P5">parity is <text:s text:c="5"/>: none</text:p>
      <text:p text:style-name="P5">databits are <text:s text:c="2"/>: 8</text:p>
      <text:p text:style-name="P5">escape is <text:s text:c="5"/>: C-a</text:p>
      <text:p text:style-name="P5">local echo is <text:s/>: no</text:p>
      <text:p text:style-name="P5">noinit is <text:s text:c="5"/>: no</text:p>
      <text:p text:style-name="P5">noreset is <text:s text:c="4"/>: no</text:p>
      <text:p text:style-name="P5">nolock is <text:s text:c="5"/>: no</text:p>
      <text:p text:style-name="P5">send_cmd is <text:s text:c="3"/>: sz -vv</text:p>
      <text:p text:style-name="P5">receive_cmd is : rz -vv</text:p>
      <text:p text:style-name="P5">imap is <text:s text:c="7"/>: </text:p>
      <text:p text:style-name="P5">omap is <text:s text:c="7"/>: </text:p>
      <text:p text:style-name="P5">emap is <text:s text:c="7"/>: crcrlf,delbs,</text:p>
      <text:p text:style-name="P5"/>
      <text:p text:style-name="P5">Terminal ready</text:p>
      <text:p text:style-name="P5"/>
      <text:p text:style-name="P5">&gt;&gt;&gt;</text:p>
      <text:p text:style-name="P5"/>
      <text:p text:style-name="P34">PRONTO!! Micropython rodando no esp8266.</text:p>
      <text:p text:style-name="P35">Ele já reinicia no modo AP para wifi. É possível conectar no ESP.</text:p>
      <text:p text:style-name="P39">Caso a rede que apareça for Micropython-** a senha será <text:span text:style-name="T3">micropythoN</text:span></text:p>
      <text:p text:style-name="P39"/>
      <text:p text:style-name="P35"/>
      <text:p text:style-name="P35">Esta é a mensagem que aparece no terminal <text:s/>ao conectar e ao desconectar;</text:p>
      <text:p text:style-name="P35"/>
      <text:p text:style-name="P6">&gt;&gt;&gt; add 1</text:p>
      <text:p text:style-name="P6">aid 1</text:p>
      <text:p text:style-name="P6">station: cc:fa:00:9f:5e:98 join, AID = 1</text:p>
      <text:p text:style-name="P6">station: cc:fa:00:9f:5e:98 leave, AID = 1</text:p>
      <text:p text:style-name="P6">rm 1</text:p>
      <text:p text:style-name="P35"/>
      <text:p text:style-name="P35"/>
      <text:p text:style-name="P35"/>
      <text:p text:style-name="P37">Alguns testes com o módulo esp.</text:p>
      <text:p text:style-name="P37"/>
      <text:p text:style-name="P16">import esp</text:p>
      <text:p text:style-name="P37"/>
      <text:p text:style-name="P46">01</text:p>
      <text:p text:style-name="P16">&gt;&gt;&gt; esp.check_fw()</text:p>
      <text:p text:style-name="P7"><text:soft-page-break/>size: 502484</text:p>
      <text:p text:style-name="P7">md5: 9614a884c40e6b92bec8cf1b6f90e575</text:p>
      <text:p text:style-name="P7">True</text:p>
      <text:p text:style-name="P7">&gt;&gt;&gt; </text:p>
      <text:p text:style-name="P35"/>
      <text:p text:style-name="P46">12F</text:p>
      <text:p text:style-name="P16">&gt;&gt;&gt; esp.check_fw()</text:p>
      <text:p text:style-name="P7">size: 598068</text:p>
      <text:p text:style-name="P7">md5: cf3a503028855e9dc093a2ec3ab53634</text:p>
      <text:p text:style-name="P7">True</text:p>
      <text:p text:style-name="P7">&gt;&gt;&gt; </text:p>
      <text:p text:style-name="P35"/>
      <text:p text:style-name="P17">&gt;&gt;&gt; esp.flash_size()</text:p>
      <text:p text:style-name="P8">1048576</text:p>
      <text:p text:style-name="P8">&gt;&gt;&gt; </text:p>
      <text:p text:style-name="P8"/>
      <text:p text:style-name="P17">&gt;&gt;&gt; esp.flash_size()</text:p>
      <text:p text:style-name="P8">4194304</text:p>
      <text:p text:style-name="P8">&gt;&gt;&gt; </text:p>
      <text:p text:style-name="P8"/>
      <text:p text:style-name="P8"/>
      <text:p text:style-name="P18">&gt;&gt;&gt; esp.info()</text:p>
      <text:p text:style-name="P9">_text_start=40100000</text:p>
      <text:p text:style-name="P9">_text_end=40107c9c</text:p>
      <text:p text:style-name="P9">_irom0_text_start=40209000</text:p>
      <text:p text:style-name="P9">_irom0_text_end=4027aad4</text:p>
      <text:p text:style-name="P9">_data_start=3ffe8000</text:p>
      <text:p text:style-name="P9">_data_end=3ffe8438</text:p>
      <text:p text:style-name="P9">_rodata_start=3ffe8440</text:p>
      <text:p text:style-name="P9">_rodata_end=3ffe8ff8</text:p>
      <text:p text:style-name="P9">_bss_start=3ffe8ff8</text:p>
      <text:p text:style-name="P9">_bss_end=3fff8940</text:p>
      <text:p text:style-name="P9">_heap_start=3fff8940</text:p>
      <text:p text:style-name="P9">_heap_end=3fffc000</text:p>
      <text:p text:style-name="P9">qstr:</text:p>
      <text:p text:style-name="P9"><text:s text:c="2"/>n_pool=0</text:p>
      <text:p text:style-name="P9"><text:s text:c="2"/>n_qstr=0</text:p>
      <text:p text:style-name="P9"><text:s text:c="2"/>n_str_data_bytes=0</text:p>
      <text:p text:style-name="P9"><text:s text:c="2"/>n_total_bytes=0</text:p>
      <text:p text:style-name="P9">GC:</text:p>
      <text:p text:style-name="P9"><text:s text:c="2"/>36288 total</text:p>
      <text:p text:style-name="P9"><text:s text:c="2"/>960 : 35328</text:p>
      <text:p text:style-name="P9"><text:s text:c="2"/>1=27 2=7 m=5</text:p>
      <text:p text:style-name="P9"><text:span text:style-name="T3">&gt;&gt;&gt;</text:span> </text:p>
      <text:p text:style-name="P18">&gt;&gt;&gt; esp.info()</text:p>
      <text:p text:style-name="P9">_text_start=40100000</text:p>
      <text:p text:style-name="P9">_text_end=40107d70</text:p>
      <text:p text:style-name="P9">_irom0_text_start=40209000</text:p>
      <text:p text:style-name="P9">_irom0_text_end=40292034</text:p>
      <text:p text:style-name="P9">_data_start=3ffe8000</text:p>
      <text:p text:style-name="P9">_data_end=3ffe8450</text:p>
      <text:p text:style-name="P9">_rodata_start=3ffe8450</text:p>
      <text:p text:style-name="P9">_rodata_end=3ffe9008</text:p>
      <text:p text:style-name="P9">_bss_start=3ffe9008</text:p>
      <text:p text:style-name="P9">_bss_end=3fff8b68</text:p>
      <text:p text:style-name="P9">_heap_start=3fff8b68</text:p>
      <text:p text:style-name="P9">_heap_end=3fffc000</text:p>
      <text:p text:style-name="P9">qstr:</text:p>
      <text:p text:style-name="P9"><text:s text:c="2"/>n_pool=0</text:p>
      <text:p text:style-name="P9"><text:s text:c="2"/>n_qstr=0</text:p>
      <text:p text:style-name="P9"><text:s text:c="2"/>n_str_data_bytes=0</text:p>
      <text:p text:style-name="P9"><text:s text:c="2"/>n_total_bytes=0</text:p>
      <text:p text:style-name="P9">GC:</text:p>
      <text:p text:style-name="P9"><text:s text:c="2"/>36288 total</text:p>
      <text:p text:style-name="P9"><text:s text:c="2"/>5504 : 30784</text:p>
      <text:p text:style-name="P9"><text:s text:c="2"/>1=40 2=11 m=264</text:p>
      <text:p text:style-name="P9"><text:span text:style-name="T3">&gt;&gt;&gt;</text:span> </text:p>
      <text:p text:style-name="P34"/>
      <text:p text:style-name="P34"/>
      <text:p text:style-name="P19">&gt;&gt;&gt; esp.meminfo()</text:p>
      <text:p text:style-name="P10">data <text:s/>: 0x3ffe8000 ~ 0x3ffe8438, len: 1080</text:p>
      <text:p text:style-name="P10">rodata: 0x3ffe8440 ~ 0x3ffe8ff8, len: 3000</text:p>
      <text:p text:style-name="P10">bss <text:s text:c="2"/>: 0x3ffe8ff8 ~ 0x3fff8940, len: 63816</text:p>
      <text:p text:style-name="P10">heap <text:s/>: 0x3fff8940 ~ 0x3fffc000, len: 14016</text:p>
      <text:p text:style-name="P10">&gt;&gt;&gt; </text:p>
      <text:p text:style-name="P34"><text:soft-page-break/></text:p>
      <text:p text:style-name="P19">&gt;&gt;&gt; esp.freemem()</text:p>
      <text:p text:style-name="P10">12216</text:p>
      <text:p text:style-name="P10">&gt;&gt;&gt; </text:p>
      <text:p text:style-name="P10"/>
      <text:p text:style-name="P19">&gt;&gt;&gt; esp.freemem()</text:p>
      <text:p text:style-name="P10">10752</text:p>
      <text:p text:style-name="P10">&gt;&gt;&gt; </text:p>
      <text:p text:style-name="P36"/>
      <text:p text:style-name="P36"/>
      <text:p text:style-name="P38">O shell do micropython também é chamado de REPL. É possível acessar pela serial do dispositivo. <text:span text:style-name="T4">O baudrate é de 115200.</text:span></text:p>
      <text:p text:style-name="P38"/>
      <text:p text:style-name="P38"/>
      <text:p text:style-name="P47">UART0:</text:p>
      <text:p text:style-name="P47"><text:s text:c="3"/>U0RXD – GPIO3</text:p>
      <text:p text:style-name="P47"><text:s text:c="3"/>U0TXD – GPIO1</text:p>
      <text:p text:style-name="P38"/>
      <text:p text:style-name="P11">$user picocom /dev/ttyUSB0 -b115200</text:p>
      <text:p text:style-name="P36"/>
      <text:p text:style-name="P36"/>
      <text:p text:style-name="P40">Também é possível se conectar via Browser, usando WebREPL, por padrão está desabilitado.</text:p>
      <text:p text:style-name="P40">Para habilitar será necessário se conectar na serial e executar os comandos:</text:p>
      <text:p text:style-name="P40"/>
      <text:p text:style-name="P20">&gt;&gt;&gt; import webrepl_setup</text:p>
      <text:p text:style-name="P12">WebREPL daemon auto-start status: disabled</text:p>
      <text:p text:style-name="P12"/>
      <text:p text:style-name="P12">Would you like to (E)nable or (D)isable it running on boot?</text:p>
      <text:p text:style-name="P12">(Empty line to quit)</text:p>
      <text:p text:style-name="P12">&gt; E</text:p>
      <text:p text:style-name="P12">To enable WebREPL, you must set password for it</text:p>
      <text:p text:style-name="P12"/>
      <text:p text:style-name="P12">New password: 1234</text:p>
      <text:p text:style-name="P12">Confirm password: 1234</text:p>
      <text:p text:style-name="P12">Changes will be activated after reboot</text:p>
      <text:p text:style-name="P12">Would you like to reboot now? (y/n) y</text:p>
      <text:p text:style-name="P40">&gt;&gt;&gt; </text:p>
      <text:p text:style-name="P36"/>
      <text:p text:style-name="P21">WebREPL daemon started on ws://192.168.4.1:8266</text:p>
      <text:p text:style-name="P13">Started webrepl in normal mode</text:p>
      <text:p text:style-name="P13">OSError: [Errno 2] ENOENT</text:p>
      <text:p text:style-name="P13"/>
      <text:p text:style-name="P13">MicroPython v1.9-8-gfcaadf92 on 2017-05-26; ESP module with ESP8266</text:p>
      <text:p text:style-name="P13">Type "help()" for more information.</text:p>
      <text:p text:style-name="P13">&gt;&gt;&gt; </text:p>
      <text:p text:style-name="P36"/>
      <text:p text:style-name="P41">Dá para acessar o link on line ou baixar o WebRPL no PC e utilizar executando o webrepl.html</text:p>
      <text:p text:style-name="P41"/>
      <text:p text:style-name="P41"/>
      <text:p text:style-name="P67">Tentei configurar o webrepl no esp8266-01 e consegui.</text:p>
      <text:p text:style-name="P67">Contudo, não deu certo nem enviar e nem receber arquivos.</text:p>
      <text:p text:style-name="P67">A configuração também não ficou salva</text:p>
      <text:p text:style-name="P67"/>
      <text:p text:style-name="P78">Traceback (most recent call last):</text:p>
      <text:p text:style-name="P78"><text:s text:c="2"/>File "_boot.py", line 11, in &lt;module&gt;</text:p>
      <text:p text:style-name="P78"><text:s text:c="2"/>File "_boot.py", line 8, in &lt;module&gt;</text:p>
      <text:p text:style-name="P78">AttributeError: 'module' object has no attribute 'mount'</text:p>
      <text:p text:style-name="P78">OSError: [Errno 2] ENOENT</text:p>
      <text:p text:style-name="P78">OSError: [Errno 2] ENOENT</text:p>
      <text:p text:style-name="P78"/>
      <text:p text:style-name="P78">MicroPython v1.9-4-gd5b8825d on 2017-05-30; ESP module with ESP8266</text:p>
      <text:p text:style-name="P78">Type "help()" for more information.</text:p>
      <text:p text:style-name="P67"/>
      <text:p text:style-name="P67">Esse é o erro ao tentar enviar um arquivo. Ele chega a reiniciar.</text:p>
      <text:p text:style-name="P67"/>
      <text:p text:style-name="P67">Para configurar no esp8266-01 fiz o seguinte</text:p>
      <text:p text:style-name="P67"/>
      <text:p text:style-name="P78">&gt;&gt;&gt; webrepl._webrepl.password('1234')</text:p>
      <text:p text:style-name="P78">&gt;&gt;&gt; webrepl.setup_conn(8266,webrepl.accept_conn)</text:p>
      <text:p text:style-name="P78">WebREPL daemon started on ws://192.168.4.1:8266</text:p>
      <text:p text:style-name="P78">&lt;socket state=0 timeout=-1 incoming=0 off=0&gt;</text:p>
      <text:p text:style-name="P78">&gt;&gt;&gt; </text:p>
      <text:p text:style-name="P78">WebREPL connection from: ('192.168.4.2', 36350)</text:p>
      <text:p text:style-name="P67"/>
      <text:p text:style-name="P67"/>
      <text:p text:style-name="P41"><text:soft-page-break/></text:p>
      <text:p text:style-name="P41"/>
      <text:p text:style-name="P41"/>
      <text:p text:style-name="P41"/>
      <text:p text:style-name="P41"/>
      <text:p text:style-name="P42">Primeio teste que fiz foi ascender o LED onboard do nodemcu, que fica na GPIO2.</text:p>
      <text:p text:style-name="P42"/>
      <text:p text:style-name="P42">O led é invertido, high – desliga, low – liga.</text:p>
      <text:p text:style-name="P42"/>
      <text:p text:style-name="P22">import machine</text:p>
      <text:p text:style-name="P14"/>
      <text:p text:style-name="P14">&gt;&gt;&gt; pin = machine.Pin(2, machine.Pin.OUT)</text:p>
      <text:p text:style-name="P14">&gt;&gt;&gt; pin.low()</text:p>
      <text:p text:style-name="P51">Traceback (most recent call last):</text:p>
      <text:p text:style-name="P51"><text:s text:c="2"/>File "&lt;stdin&gt;", line 1, in &lt;module&gt;</text:p>
      <text:p text:style-name="P51">AttributeError: 'Pin' object has no attribute 'low'</text:p>
      <text:p text:style-name="P14"/>
      <text:p text:style-name="P14">&gt;&gt;&gt; pin.on()</text:p>
      <text:p text:style-name="P14">&gt;&gt;&gt; pin.off()</text:p>
      <text:p text:style-name="P14">&gt;&gt;&gt; </text:p>
      <text:p text:style-name="P41"/>
      <text:p text:style-name="P42">No tutorial ele diz para utilizar <text:span text:style-name="T8">pin.low()</text:span> e <text:span text:style-name="T8">pin.high()</text:span>, contudo estas funções não existem. Ao invés utilizei <text:span text:style-name="T8">pin.off() </text:span>e <text:span text:style-name="T8">pin.on()</text:span></text:p>
      <text:p text:style-name="P41"/>
      <text:p text:style-name="P43">Descrição:</text:p>
      <text:p text:style-name="P43"/>
      <text:p text:style-name="P43">pin recebe um objeto do tipo Pin. <text:s/><text:span text:style-name="T9">m</text:span><text:span text:style-name="T8">achine</text:span> que é o módulo <text:span text:style-name="T8">.Pin(2, machine.Pin.OUT)</text:span>, 2 é a GPIO e OUT quer dizer que a porta será de saída.</text:p>
      <text:p text:style-name="P43"/>
      <text:p text:style-name="P43"/>
      <text:p text:style-name="P41"/>
      <text:p text:style-name="P44">Criando um toggle para o Pin.</text:p>
      <text:p text:style-name="P44"/>
      <text:p text:style-name="P15">&gt;&gt;&gt; def toggle(p):</text:p>
      <text:p text:style-name="P15">... <text:s text:c="4"/>p.value(not p.value())</text:p>
      <text:p text:style-name="P15"/>
      <text:p text:style-name="P15"/>
      <text:p text:style-name="P15">toggle(pin)</text:p>
      <text:p text:style-name="P44"/>
      <text:p text:style-name="P44"/>
      <text:p text:style-name="P52">Está aqui um Blink!!!!</text:p>
      <text:p text:style-name="P52"/>
      <text:p text:style-name="P52"/>
      <text:p text:style-name="P53">&gt;&gt;&gt; import time</text:p>
      <text:p text:style-name="P53">&gt;&gt;&gt; while True:</text:p>
      <text:p text:style-name="P53">... <text:s text:c="4"/>toggle(pin)</text:p>
      <text:p text:style-name="P54">... <text:s text:c="4"/>time.sleep_ms(500)</text:p>
      <text:p text:style-name="P41"/>
      <text:p text:style-name="P36"/>
      <text:p text:style-name="P36"/>
      <text:p text:style-name="P36"/>
      <text:p text:style-name="P45">Crtl+E entra no modo “paste”. Onde é possível escrever várias linhas de código e depois apertar Crtl+D para executar ou Crtl+C para cancelar.</text:p>
      <text:p text:style-name="P45"/>
      <text:p text:style-name="P48"/>
      <text:p text:style-name="P36"/>
      <text:p text:style-name="P36"/>
      <text:p text:style-name="P60">30/05/2017</text:p>
      <text:p text:style-name="P60"/>
      <text:p text:style-name="P60">FILESYSTEM</text:p>
      <text:p text:style-name="P60"/>
      <text:p text:style-name="P60">É identico ao python mesmo.</text:p>
      <text:p text:style-name="P60">Para abrir um arquivo:</text:p>
      <text:p text:style-name="P60"/>
      <text:p text:style-name="P70">f = open(“nome_do_arquivo”, “modo”);</text:p>
      <text:p text:style-name="P60"/>
      <text:p text:style-name="P60">modo = “w”, “wb”, “r”, “rb”</text:p>
      <text:p text:style-name="P60"/>
      <text:p text:style-name="P60">Se o modo não for passado, por padrão abre como leitura e como arquivo txt.</text:p>
      <text:p text:style-name="P60"/>
      <text:p text:style-name="P71">f.write()</text:p>
      <text:p text:style-name="P71">f.read()</text:p>
      <text:p text:style-name="P71">f.close()</text:p>
      <text:p text:style-name="P61"/>
      <text:p text:style-name="P61"><text:soft-page-break/></text:p>
      <text:p text:style-name="P61"/>
      <text:p text:style-name="P62">Tentei e deu este erro:</text:p>
      <text:p text:style-name="P62"/>
      <text:p text:style-name="P72">&gt;&gt;&gt; f = open("data.txt")</text:p>
      <text:p text:style-name="P72">Traceback (most recent call last):</text:p>
      <text:p text:style-name="P72"><text:s text:c="2"/>File "&lt;stdin&gt;", line 1, in &lt;module&gt;</text:p>
      <text:p text:style-name="P72">OSError: [Errno 2] ENOENT</text:p>
      <text:p text:style-name="P72">&gt;&gt;&gt; </text:p>
      <text:p text:style-name="P62"/>
      <text:p text:style-name="P62">Aconteceu porque por padrão ele abre em modo de leitura, e o arquivo não existe.</text:p>
      <text:p text:style-name="P62"/>
      <text:p text:style-name="P36"/>
      <text:p text:style-name="P63">Para trabalhar com o sistema de arquivos temos o módulo os</text:p>
      <text:p text:style-name="P63"/>
      <text:p text:style-name="P73">import os</text:p>
      <text:p text:style-name="P73"/>
      <text:p text:style-name="P74"><text:span text:style-name="T12">&gt;&gt;&gt; </text:span>os.rename(‘data.txt’,’outro.txt’)</text:p>
      <text:p text:style-name="P73"><text:span text:style-name="T12">&gt;&gt;&gt; </text:span>os.remove(‘<text:span text:style-name="T11">outro.txt’</text:span>)</text:p>
      <text:p text:style-name="P73"/>
      <text:p text:style-name="P75">&gt;&gt;&gt; os.getcwd()</text:p>
      <text:p text:style-name="P75">'/'</text:p>
      <text:p text:style-name="P75">&gt;&gt;&gt; os.listdir()</text:p>
      <text:p text:style-name="P75">['boot.py', 'webrepl_cfg.py', 'outro.txt']</text:p>
      <text:p text:style-name="P75">&gt;&gt;&gt; os.mkdir('scripts')</text:p>
      <text:p text:style-name="P75">&gt;&gt;&gt; os.chdir('scripts')</text:p>
      <text:p text:style-name="P75">&gt;&gt;&gt; os.getcwd()</text:p>
      <text:p text:style-name="P75">'/scripts'</text:p>
      <text:p text:style-name="P75">&gt;&gt;&gt; </text:p>
      <text:p text:style-name="P76">&gt;&gt;&gt; os.rmdir('scripts')</text:p>
      <text:p text:style-name="P76"/>
      <text:p text:style-name="P77">&gt;&gt;&gt; os.uname()</text:p>
      <text:p text:style-name="P77">(sysname='esp8266', nodename='esp8266', release='2.0.0(5a875ba)', version='v1.9-8-gfcaadf92 on 2017-05-26', machine='ESP module with ESP8266')</text:p>
      <text:p text:style-name="P77">&gt;&gt;&gt; </text:p>
      <text:p text:style-name="P64"/>
      <text:p text:style-name="P64"/>
      <text:p text:style-name="P63"/>
      <text:p text:style-name="P65">No esp8266-<text:span text:style-name="T13">01</text:span> não existem as funções de arquivo. Somente o open e mesmo assim não consegui fazer nada com ele.</text:p>
      <text:p text:style-name="P65"/>
      <text:p text:style-name="P68">No esp8266-01 512K não existe filesystem.</text:p>
      <text:p text:style-name="P68"/>
      <text:p text:style-name="P69">Contudo, minha versão é atualizada de 1MB. Coloquei a mesma versão do nodeMcu e funcionou. Agora tem as mesmas funções!!!!!</text:p>
      <text:p text:style-name="P69"/>
      <text:p text:style-name="P69"/>
      <text:p text:style-name="P59"/>
      <text:p text:style-name="P36"/>
      <text:p text:style-name="P36"/>
      <text:p text:style-name="P36"/>
      <text:p text:style-name="P36"/>
      <text:p text:style-name="P36"/>
      <text:p text:style-name="P36"/>
      <text:p text:style-name="P36">GLOSSARY</text:p>
      <text:p text:style-name="P36"/>
      <text:p text:style-name="P34">*** <text:span text:style-name="T2">REPL: Read – Eval – Print - Loo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Courier 10 Pitch" svg:font-family="'Courier 10 Pitch'" style:font-pitch="fixed"/>
    <style:font-face style:name="Verdana1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0:18:24.754957678</meta:creation-date>
    <meta:generator>LibreOffice/5.1.6.2$Linux_X86_64 LibreOffice_project/10m0$Build-2</meta:generator>
    <dc:date>2017-05-30T09:41:16.426785792</dc:date>
    <meta:editing-duration>PT2H11M4S</meta:editing-duration>
    <meta:editing-cycles>46</meta:editing-cycles>
    <meta:document-statistic meta:table-count="0" meta:image-count="0" meta:object-count="0" meta:page-count="6" meta:paragraph-count="274" meta:word-count="1171" meta:character-count="8109" meta:non-whitespace-character-count="7061"/>
  </office:meta>
</office:document-meta>
</file>